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xi Mono" svg:font-family="'Luxi Mono'" style:font-pitch="fixed"/>
    <style:font-face style:name="Luxi Mono1" svg:font-family="'Luxi Mon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6cm" fo:min-width="8.299cm" loext:decorative="false"/>
      <style:paragraph-properties style:writing-mode="lr-tb"/>
    </style:style>
    <style:style style:name="gr3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35cm" fo:min-width="5.5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3.356cm" fo:min-width="10.797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1.305cm" loext:decorative="false"/>
      <style:paragraph-properties style:writing-mode="lr-tb"/>
    </style:style>
    <style:style style:name="gr6" style:family="graphic" style:parent-style-name="standard">
      <style:graphic-properties svg:stroke-width="0.028cm" svg:stroke-color="#ff0000" draw:marker-start-width="0.242cm" draw:marker-end-width="0.242cm" draw:fill-color="#ff8585" draw:textarea-horizontal-align="justify" draw:textarea-vertical-align="middle" draw:auto-grow-height="false" fo:min-height="0.535cm" fo:min-width="1.873cm" fo:padding-top="0.139cm" fo:padding-bottom="0.139cm" fo:padding-left="0.264cm" fo:padding-right="0.264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35cm" svg:stroke-color="#808080" draw:marker-start-width="0.252cm" draw:marker-end-width="0.252cm" draw:fill-color="#999999" draw:textarea-horizontal-align="justify" draw:textarea-vertical-align="middle" draw:auto-grow-height="false" fo:min-height="0.241cm" fo:min-width="0cm" fo:padding-top="0.142cm" fo:padding-bottom="0.142cm" fo:padding-left="0.267cm" fo:padding-right="0.267cm" loext:decorative="false"/>
    </style:style>
    <style:style style:name="gr8" style:family="graphic" style:parent-style-name="standard">
      <style:graphic-properties draw:stroke="solid" svg:stroke-color="#000000" draw:fill-color="#ff860d" draw:textarea-horizontal-align="justify" draw:textarea-vertical-align="middle" draw:auto-grow-height="false" fo:min-height="0cm" fo:min-width="0cm" loext:decorative="false"/>
    </style:style>
    <style:style style:name="gr9" style:family="graphic" style:parent-style-name="standard">
      <style:graphic-properties draw:fill-color="#c3e4ff" draw:textarea-horizontal-align="justify" draw:textarea-vertical-align="middle" draw:auto-grow-height="false" fo:min-height="1.122cm" fo:min-width="0.9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577cm" loext:decorative="false"/>
      <style:paragraph-properties style:writing-mode="lr-tb"/>
    </style:style>
    <style:style style:name="gr11" style:family="graphic" style:parent-style-name="standard">
      <style:graphic-properties svg:stroke-width="0.028cm" svg:stroke-color="#224b12" draw:marker-start-width="0.242cm" draw:marker-end-width="0.242cm" draw:fill-color="#3faf46" draw:textarea-horizontal-align="justify" draw:textarea-vertical-align="middle" draw:auto-grow-height="false" fo:min-height="0.719cm" fo:min-width="1.926cm" fo:padding-top="0.139cm" fo:padding-bottom="0.139cm" fo:padding-left="0.264cm" fo:padding-right="0.264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2.26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4cm" fo:min-width="4.146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928cm" loext:decorative="false"/>
      <style:paragraph-properties style:writing-mode="lr-tb"/>
    </style:style>
    <style:style style:name="gr16" style:family="graphic">
      <style:graphic-properties style:protect="siz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9cm" fo:min-width="8.1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5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4cm" fo:min-width="3.533cm" loext:decorative="false"/>
      <style:paragraph-properties style:writing-mode="lr-tb"/>
    </style:style>
    <style:style style:name="gr20" style:family="graphic" style:parent-style-name="standard">
      <style:graphic-properties svg:stroke-width="0.028cm" svg:stroke-color="#8d281e" draw:marker-start-width="0.242cm" draw:marker-end-width="0.242cm" draw:fill-color="#ff3838" draw:textarea-horizontal-align="justify" draw:textarea-vertical-align="middle" draw:auto-grow-height="false" fo:min-height="0.535cm" fo:min-width="1.873cm" fo:padding-top="0.139cm" fo:padding-bottom="0.139cm" fo:padding-left="0.264cm" fo:padding-right="0.264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467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3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Luxi Mono"/>
    </style:style>
    <style:style style:name="P4" style:family="paragraph">
      <loext:graphic-properties draw:fill="solid" draw:fill-color="#ffffff"/>
      <style:paragraph-properties fo:margin-left="0cm" fo:margin-right="0cm" fo:text-align="start" fo:text-indent="0cm"/>
      <style:text-properties style:font-name="Luxi Mono"/>
    </style:style>
    <style:style style:name="P5" style:family="paragraph">
      <loext:graphic-properties draw:fill="none" draw:fill-color="#ffffff"/>
      <style:text-properties style:font-name="Source Sans Pro" fo:font-weight="normal" style:font-weight-asian="normal" style:font-weight-complex="normal"/>
    </style:style>
    <style:style style:name="P6" style:family="paragraph">
      <loext:graphic-properties draw:fill-color="#ff8585"/>
      <style:paragraph-properties fo:text-align="center" style:writing-mode="lr-tb"/>
    </style:style>
    <style:style style:name="P7" style:family="paragraph">
      <loext:graphic-properties draw:fill-color="#999999"/>
      <style:paragraph-properties fo:text-align="center"/>
    </style:style>
    <style:style style:name="P8" style:family="paragraph">
      <loext:graphic-properties draw:fill-color="#ff860d"/>
      <style:paragraph-properties fo:text-align="center"/>
    </style:style>
    <style:style style:name="P9" style:family="paragraph">
      <style:paragraph-properties fo:text-align="center"/>
      <style:text-properties style:font-name="Source Sans Pro" fo:font-size="13pt" fo:font-weight="bold" style:font-size-asian="13pt" style:font-size-complex="13pt"/>
    </style:style>
    <style:style style:name="P10" style:family="paragraph">
      <loext:graphic-properties draw:fill-color="#c3e4ff"/>
      <style:paragraph-properties fo:text-align="center" style:writing-mode="lr-tb"/>
      <style:text-properties style:font-name="Source Sans Pro" fo:font-size="13pt" fo:font-weight="bold" style:font-size-asian="13pt" style:font-size-complex="13pt"/>
    </style:style>
    <style:style style:name="P11" style:family="paragraph">
      <loext:graphic-properties draw:fill="none" draw:fill-color="#ffffff"/>
      <style:text-properties style:font-name="Source Sans Pro" fo:font-weight="bold" style:font-weight-asian="bold" style:font-weight-complex="bold"/>
    </style:style>
    <style:style style:name="P12" style:family="paragraph">
      <loext:graphic-properties draw:fill-color="#3faf46"/>
      <style:paragraph-properties fo:text-align="center" style:writing-mode="lr-tb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style:font-name="Source Sans Pro" fo:font-size="14pt" fo:font-weight="bold" style:font-size-asian="14pt" style:font-weight-asian="bold" style:font-size-complex="14pt" style:font-weight-complex="bold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P17" style:family="paragraph">
      <loext:graphic-properties draw:fill="none" draw:fill-color="#ffffff"/>
      <style:text-properties fo:color="#000000" loext:opacity="100%" style:font-name="Source Sans Pro" fo:font-weight="bold"/>
    </style:style>
    <style:style style:name="P18" style:family="paragraph">
      <loext:graphic-properties draw:fill-color="#ffffff"/>
    </style:style>
    <style:style style:name="P19" style:family="paragraph">
      <loext:graphic-properties draw:fill-color="#ff3838"/>
      <style:paragraph-properties fo:text-align="center" style:writing-mode="lr-tb"/>
    </style:style>
    <style:style style:name="P20" style:family="paragraph">
      <loext:graphic-properties draw:fill="none" draw:fill-color="#ffffff"/>
      <style:text-properties fo:color="#ffffff" loext:opacity="100%" style:font-name="Source Sans Pro" fo:font-weight="bold"/>
    </style:style>
    <style:style style:name="P21" style:family="paragraph">
      <loext:graphic-properties draw:fill="none" draw:fill-color="#ffffff"/>
      <style:paragraph-properties fo:text-align="center"/>
      <style:text-properties style:font-name="Source Sans Pro" fo:font-size="10.5pt" fo:font-weight="bold" style:font-size-asian="10.5pt" style:font-weight-asian="bold" style:font-size-complex="10.5pt" style:font-weight-complex="bold"/>
    </style:style>
    <style:style style:name="T1" style:family="text">
      <style:text-properties style:font-name="Luxi Mono" fo:font-size="8pt" style:font-size-asian="8pt" style:font-size-complex="8pt"/>
    </style:style>
    <style:style style:name="T2" style:family="text">
      <style:text-properties fo:color="#1000ff" loext:opacity="100%" style:font-name="Source Sans Pro" fo:font-size="13pt" fo:font-weight="bold" style:font-size-asian="13pt" style:font-weight-asian="bold" style:font-size-complex="13pt" style:font-weight-complex="bold"/>
    </style:style>
    <style:style style:name="T3" style:family="text">
      <style:text-properties style:font-name="Source Sans Pro" fo:font-size="13pt" fo:font-weight="normal" style:font-size-asian="13pt" style:font-weight-asian="normal" style:font-size-complex="13pt" style:font-weight-complex="normal"/>
    </style:style>
    <style:style style:name="T4" style:family="text">
      <style:text-properties style:font-name="Source Sans Pro" fo:font-size="13pt" fo:font-weight="bold" style:font-size-asian="13pt" style:font-size-complex="13pt"/>
    </style:style>
    <style:style style:name="T5" style:family="text">
      <style:text-properties style:font-name="Source Sans Pro" fo:font-weight="bold" style:font-weight-asian="bold" style:font-weight-complex="bold"/>
    </style:style>
    <style:style style:name="T6" style:family="text">
      <style:text-properties style:font-name="Source Sans Pro" fo:font-size="10.5pt" fo:font-weight="bold" style:font-size-asian="10.5pt" style:font-weight-asian="bold" style:font-size-complex="10.5pt" style:font-weight-complex="bold"/>
    </style:style>
    <style:style style:name="T7" style:family="text">
      <style:text-properties style:font-name="Source Sans Pro"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color="#000000" loext:opacity="100%" style:font-name="Source Sans Pro" fo:font-size="11pt" fo:font-weight="bold" style:font-size-asian="11pt" style:font-size-complex="11pt"/>
    </style:style>
    <style:style style:name="T9" style:family="text">
      <style:text-properties fo:color="#ff0000" loext:opacity="100%" style:font-name="Source Sans Pro" fo:font-size="13pt" fo:font-weight="bold" style:font-size-asian="13pt" style:font-weight-asian="bold" style:font-size-complex="13pt" style:font-weight-complex="bold"/>
    </style:style>
    <style:style style:name="T10" style:family="text">
      <style:text-properties fo:color="#ffffff" loext:opacity="100%" style:font-name="Source Sans Pro" fo:font-size="11pt" fo:font-weight="bold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draw:style-name="gr1">
          <draw:g draw:style-name="gr1">
            <draw:frame draw:style-name="gr2" draw:text-style-name="P2" draw:layer="layout" svg:width="8.799cm" svg:height="1.966cm" svg:x="4.428cm" svg:y="4.324cm">
              <draw:text-box>
                <text:p text:style-name="P1"><text:span text:style-name="T1">for (idx in range 1:5)</text:span></text:p>
                <text:p text:style-name="P1"><text:span text:style-name="T1">{</text:span></text:p>
                <text:p text:style-name="P1"><text:span text:style-name="T1"><text:s text:c="3"/></text:span><text:span text:style-name="T1">the.data.i ← read.table(file=file.names[idx])</text:span></text:p>
                <text:p text:style-name="P1"><text:span text:style-name="T1"><text:s text:c="3"/></text:span><text:span text:style-name="T1">first.values ← c(first.values,the.data.i[1,1])</text:span></text:p>
                <text:p text:style-name="P1"><text:span text:style-name="T1">}</text:span><text:span text:style-name="T1"><text:tab/></text:span></text:p>
              </draw:text-box>
            </draw:frame>
            <draw:custom-shape draw:style-name="gr3" draw:text-style-name="P3" draw:layer="layout" svg:width="6cm" svg:height="1.6cm" svg:x="4.491cm" svg:y="4.399cm">
              <text:p/>
              <draw:enhanced-geometry svg:viewBox="0 0 21600 21600" draw:type="rectangle" draw:enhanced-path="M 0 0 L 21600 0 21600 21600 0 21600 0 0 Z N"/>
            </draw:custom-shape>
            <draw:path draw:style-name="gr4" draw:text-style-name="P4" draw:layer="layout" svg:width="11.296cm" svg:height="3.605cm" svg:x="4.491cm" svg:y="4.399cm" svg:viewBox="0 0 11297 3606" svg:d="M1 1618h6000c3 0 6-1 9-3 2-1 5-4 6-6 2-3 3-6 3-9v-1600h5278v3606h-11297v-1989z">
              <text:p/>
            </draw:path>
          </draw:g>
          <draw:frame draw:style-name="gr5" draw:text-style-name="P5" draw:layer="layout" svg:width="1.805cm" svg:height="0.823cm" svg:x="2.706cm" svg:y="4.299cm">
            <draw:text-box>
              <text:p><text:span text:style-name="T2">R</text:span><text:span text:style-name="T3"> code</text:span></text:p>
            </draw:text-box>
          </draw:frame>
        </draw:g>
        <draw:custom-shape draw:style-name="gr6" draw:text-style-name="P6" draw:layer="layout" svg:width="2.4cm" svg:height="1.3cm" svg:x="5.99cm" svg:y="7.0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7" draw:layer="layout" svg:width="0.8cm" svg:height="0.6cm" svg:x="6.77cm" svg:y="8.5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0.15cm" svg:height="0.064cm" svg:x="6.387cm" svg:y="12.1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7cm" svg:y="12.2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7cm" svg:y="12.3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7cm" svg:y="12.4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7cm" svg:y="12.5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7cm" svg:y="12.6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7cm" svg:y="12.7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7cm" svg:y="12.8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7cm" svg:y="12.9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7cm" svg:y="13.0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7cm" svg:y="13.1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7cm" svg:y="13.2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8cm" svg:y="12.1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8cm" svg:y="12.2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8cm" svg:y="12.3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8cm" svg:y="12.4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8cm" svg:y="12.5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8cm" svg:y="12.6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8cm" svg:y="12.7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8cm" svg:y="12.8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8cm" svg:y="12.9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8cm" svg:y="13.0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8cm" svg:y="13.1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8cm" svg:y="13.206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8" draw:text-style-name="P8" draw:layer="layout" svg:width="0.15cm" svg:height="0.064cm" draw:transform="rotate (-1.5707963267949) translate (7.756cm 11.9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656cm 11.9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556cm 11.9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456cm 11.9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356cm 11.9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256cm 11.9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156cm 11.9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056cm 11.9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6.956cm 11.9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6.856cm 11.9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6.756cm 11.9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6.656cm 11.922cm)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8" draw:text-style-name="P8" draw:layer="layout" svg:width="0.15cm" svg:height="0.064cm" draw:transform="rotate (-1.5707963267949) translate (7.756cm 13.3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656cm 13.3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556cm 13.3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456cm 13.3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356cm 13.3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256cm 13.3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156cm 13.3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056cm 13.3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6.956cm 13.3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6.856cm 13.3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6.756cm 13.3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6.656cm 13.32cm)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10" draw:layer="layout" svg:width="1.4cm" svg:height="1.372cm" svg:x="6.485cm" svg:y="12.01cm">
          <text:p text:style-name="P9"><text:span text:style-name="T4">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1" draw:layer="layout" svg:width="2.077cm" svg:height="1.052cm" svg:x="6.085cm" svg:y="3.117cm">
          <draw:text-box>
            <text:p><text:span text:style-name="T5">Run 1</text:span></text:p>
          </draw:text-box>
        </draw:frame>
        <draw:custom-shape draw:style-name="gr7" draw:text-style-name="P7" draw:layer="layout" svg:width="0.8cm" svg:height="0.6cm" svg:x="6.77cm" svg:y="6.1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0.15cm" svg:height="0.064cm" svg:x="6.381cm" svg:y="12.1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1cm" svg:y="12.2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1cm" svg:y="12.3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1cm" svg:y="12.4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1cm" svg:y="12.5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1cm" svg:y="12.6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1cm" svg:y="12.7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1cm" svg:y="12.8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1cm" svg:y="12.9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1cm" svg:y="13.0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1cm" svg:y="13.1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1cm" svg:y="13.2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2cm" svg:y="12.1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2cm" svg:y="12.2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2cm" svg:y="12.3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2cm" svg:y="12.4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2cm" svg:y="12.5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2cm" svg:y="12.6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2cm" svg:y="12.7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2cm" svg:y="12.8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2cm" svg:y="12.9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2cm" svg:y="13.0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2cm" svg:y="13.1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2cm" svg:y="13.207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8" draw:text-style-name="P8" draw:layer="layout" svg:width="0.15cm" svg:height="0.064cm" draw:transform="rotate (-1.5707963267949) translate (7.75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65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55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45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35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25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15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05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6.95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6.85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6.75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6.65cm 11.923cm)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8" draw:text-style-name="P8" draw:layer="layout" svg:width="0.15cm" svg:height="0.064cm" draw:transform="rotate (-1.5707963267949) translate (7.75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65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55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45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35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25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15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05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6.95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6.85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6.75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6.65cm 13.321cm)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10" draw:layer="layout" svg:width="1.4cm" svg:height="1.372cm" svg:x="6.479cm" svg:y="12.011cm">
          <text:p text:style-name="P9"><text:span text:style-name="T4">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2.453cm" svg:height="1.595cm" svg:x="5.936cm" svg:y="9.2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2" draw:text-style-name="P14" draw:layer="layout" svg:width="2.468cm" svg:height="1.233cm" svg:x="5.921cm" svg:y="9.614cm">
          <draw:text-box>
            <text:p text:style-name="P13"><text:span text:style-name="T6">Machine </text:span><text:span text:style-name="T6"><text:line-break/></text:span><text:span text:style-name="T6">instructions</text:span></text:p>
          </draw:text-box>
        </draw:frame>
        <draw:custom-shape draw:style-name="gr7" draw:text-style-name="P7" draw:layer="layout" svg:width="0.8cm" svg:height="0.6cm" svg:x="6.77cm" svg:y="11.1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16" draw:layer="layout" svg:width="2.763cm" svg:height="1.233cm" svg:x="3.618cm" svg:y="12.107cm">
          <draw:text-box>
            <text:p text:style-name="P15"><text:span text:style-name="T7">CPU performs</text:span><text:span text:style-name="T7"><text:line-break/></text:span><text:span text:style-name="T7">calculations</text:span></text:p>
          </draw:text-box>
        </draw:frame>
        <draw:frame draw:style-name="gr14" draw:text-style-name="P16" draw:layer="layout" svg:width="4.646cm" svg:height="1.724cm" svg:x="1.223cm" svg:y="6.794cm">
          <draw:text-box>
            <text:p text:style-name="P15"><text:span text:style-name="T7">‘</text:span><text:span text:style-name="T7">Interprets’ the code</text:span><text:span text:style-name="T7"><text:line-break/></text:span><text:span text:style-name="T7">by transforming code </text:span><text:span text:style-name="T7"><text:line-break/></text:span><text:span text:style-name="T7">into machine instructions</text:span></text:p>
          </draw:text-box>
        </draw:frame>
        <draw:g draw:style-name="gr1">
          <draw:frame draw:style-name="gr2" draw:text-style-name="P2" draw:layer="layout" svg:width="8.799cm" svg:height="1.966cm" svg:x="12.328cm" svg:y="4.325cm">
            <draw:text-box>
              <text:p text:style-name="P1"><text:span text:style-name="T1">for (idx in range 1:5)</text:span></text:p>
              <text:p text:style-name="P1"><text:span text:style-name="T1">{</text:span></text:p>
              <text:p text:style-name="P1"><text:span text:style-name="T1"><text:s text:c="3"/></text:span><text:span text:style-name="T1">the.data.i ← read.table(file=file.names[idx])</text:span></text:p>
              <text:p text:style-name="P1"><text:span text:style-name="T1"><text:s text:c="3"/></text:span><text:span text:style-name="T1">first.values ← c(first.values,the.data.i[1,1])</text:span></text:p>
              <text:p text:style-name="P1"><text:span text:style-name="T1">}</text:span><text:span text:style-name="T1"><text:tab/></text:span></text:p>
            </draw:text-box>
          </draw:frame>
          <draw:custom-shape draw:style-name="gr3" draw:text-style-name="P3" draw:layer="layout" svg:width="6cm" svg:height="1.6cm" svg:x="12.391cm" svg:y="4.4cm">
            <text:p/>
            <draw:enhanced-geometry svg:viewBox="0 0 21600 21600" draw:type="rectangle" draw:enhanced-path="M 0 0 L 21600 0 21600 21600 0 21600 0 0 Z N"/>
          </draw:custom-shape>
          <draw:path draw:style-name="gr4" draw:text-style-name="P4" draw:layer="layout" svg:width="11.296cm" svg:height="3.605cm" svg:x="12.391cm" svg:y="4.4cm" svg:viewBox="0 0 11297 3606" svg:d="M1 1618h6000c3 0 6-1 9-3 2-1 5-4 6-6 2-3 3-6 3-9v-1600h5278v3606h-11297v-1989z">
            <text:p/>
          </draw:path>
        </draw:g>
        <draw:custom-shape draw:style-name="gr6" draw:text-style-name="P6" draw:layer="layout" svg:width="2.4cm" svg:height="1.3cm" svg:x="13.895cm" svg:y="7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" draw:text-style-name="P17" draw:layer="layout" svg:width="2.428cm" svg:height="0.742cm" svg:x="13.895cm" svg:y="7.401cm">
          <draw:text-box>
            <text:p><text:span text:style-name="T8">Interpreter</text:span></text:p>
          </draw:text-box>
        </draw:frame>
        <draw:custom-shape draw:style-name="gr7" draw:text-style-name="P7" draw:layer="layout" svg:width="0.8cm" svg:height="0.6cm" svg:x="14.67cm" svg:y="8.5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0.15cm" svg:height="0.064cm" svg:x="14.287cm" svg:y="12.1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7cm" svg:y="12.2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7cm" svg:y="12.3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7cm" svg:y="12.4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7cm" svg:y="12.5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7cm" svg:y="12.6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7cm" svg:y="12.7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7cm" svg:y="12.8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7cm" svg:y="12.9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7cm" svg:y="13.0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7cm" svg:y="13.1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7cm" svg:y="13.2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8cm" svg:y="12.1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8cm" svg:y="12.2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8cm" svg:y="12.3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8cm" svg:y="12.4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8cm" svg:y="12.5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8cm" svg:y="12.6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8cm" svg:y="12.7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8cm" svg:y="12.8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8cm" svg:y="12.9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8cm" svg:y="13.0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8cm" svg:y="13.1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8cm" svg:y="13.207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8" draw:text-style-name="P8" draw:layer="layout" svg:width="0.15cm" svg:height="0.064cm" draw:transform="rotate (-1.5707963267949) translate (15.656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556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456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356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256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156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056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956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856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756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656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556cm 11.923cm)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8" draw:text-style-name="P8" draw:layer="layout" svg:width="0.15cm" svg:height="0.064cm" draw:transform="rotate (-1.5707963267949) translate (15.656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556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456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356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256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156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056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956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856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756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656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556cm 13.321cm)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10" draw:layer="layout" svg:width="1.4cm" svg:height="1.372cm" svg:x="14.385cm" svg:y="12.011cm">
          <text:p text:style-name="P9"><text:span text:style-name="T4">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1" draw:layer="layout" svg:width="2.077cm" svg:height="1.052cm" svg:x="13.985cm" svg:y="3.118cm">
          <draw:text-box>
            <text:p><text:span text:style-name="T5">Run 2</text:span></text:p>
          </draw:text-box>
        </draw:frame>
        <draw:custom-shape draw:style-name="gr7" draw:text-style-name="P7" draw:layer="layout" svg:width="0.8cm" svg:height="0.6cm" svg:x="14.67cm" svg:y="6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0.15cm" svg:height="0.064cm" svg:x="14.281cm" svg:y="12.1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1cm" svg:y="12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1cm" svg:y="12.3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1cm" svg:y="12.4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1cm" svg:y="12.5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1cm" svg:y="12.6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1cm" svg:y="12.7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1cm" svg:y="12.8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1cm" svg:y="12.9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1cm" svg:y="13.0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1cm" svg:y="13.1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1cm" svg:y="13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2cm" svg:y="12.1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2cm" svg:y="12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2cm" svg:y="12.3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2cm" svg:y="12.4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2cm" svg:y="12.5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2cm" svg:y="12.6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2cm" svg:y="12.7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2cm" svg:y="12.8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2cm" svg:y="12.9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2cm" svg:y="13.0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2cm" svg:y="13.1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2cm" svg:y="13.208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8" draw:text-style-name="P8" draw:layer="layout" svg:width="0.15cm" svg:height="0.064cm" draw:transform="rotate (-1.5707963267949) translate (15.65cm 11.924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55cm 11.924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45cm 11.924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35cm 11.924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25cm 11.924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15cm 11.924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05cm 11.924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95cm 11.924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85cm 11.924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75cm 11.924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65cm 11.924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55cm 11.924cm)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8" draw:text-style-name="P8" draw:layer="layout" svg:width="0.15cm" svg:height="0.064cm" draw:transform="rotate (-1.5707963267949) translate (15.65cm 13.3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55cm 13.3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45cm 13.3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35cm 13.3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25cm 13.3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15cm 13.3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05cm 13.3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95cm 13.3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85cm 13.3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75cm 13.3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65cm 13.3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55cm 13.322cm)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10" draw:layer="layout" svg:width="1.4cm" svg:height="1.372cm" svg:x="14.379cm" svg:y="12.012cm">
          <text:p text:style-name="P9"><text:span text:style-name="T4">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8cm" svg:height="0.6cm" svg:x="14.67cm" svg:y="11.1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17" draw:layer="layout" svg:width="2.428cm" svg:height="0.742cm" svg:x="5.989cm" svg:y="7.401cm">
          <draw:text-box>
            <text:p><text:span text:style-name="T8">Interpreter</text:span></text:p>
          </draw:text-box>
        </draw:frame>
        <draw:g draw:style-name="gr1">
          <draw:custom-shape draw:style-name="gr11" draw:text-style-name="P12" draw:layer="layout" svg:width="2.453cm" svg:height="1.595cm" svg:x="13.843cm" svg:y="9.2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2" draw:text-style-name="P14" draw:layer="layout" svg:width="2.468cm" svg:height="1.233cm" svg:x="13.828cm" svg:y="9.614cm">
            <draw:text-box>
              <text:p text:style-name="P13"><text:span text:style-name="T6">Machine </text:span><text:span text:style-name="T6"><text:line-break/></text:span><text:span text:style-name="T6">instructions</text:span></text:p>
            </draw:text-box>
          </draw:frame>
        </draw:g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 draw:style-name="gr1">
          <draw:frame draw:style-name="gr17" draw:text-style-name="P2" draw:layer="layout" svg:width="8.63cm" svg:height="2.309cm" svg:x="4.428cm" svg:y="4.324cm">
            <draw:text-box>
              <text:p text:style-name="P1"><text:span text:style-name="T1">for (std::vector&lt;string&gt;::iterator file_iter=</text:span><text:span text:style-name="T1"><text:line-break/></text:span><text:span text:style-name="T1">{</text:span></text:p>
              <text:p text:style-name="P1"><text:span text:style-name="T1"><text:s text:c="4"/></text:span><text:span text:style-name="T1">ifstream my_file{*file_iter};</text:span></text:p>
              <text:p text:style-name="P1"><text:span text:style-name="T1"><text:s text:c="4"/></text:span><text:span text:style-name="T1">int first_value{get_first_value(my_file)};</text:span></text:p>
              <text:p text:style-name="P1"><text:span text:style-name="T1"><text:s text:c="4"/></text:span><text:span text:style-name="T1">first_values.push_back(first_value);</text:span></text:p>
              <text:p text:style-name="P1"><text:span text:style-name="T1">}</text:span></text:p>
            </draw:text-box>
          </draw:frame>
          <draw:custom-shape draw:style-name="gr3" draw:text-style-name="P3" draw:layer="layout" svg:width="6cm" svg:height="1.6cm" svg:x="4.491cm" svg:y="4.399cm">
            <text:p/>
            <draw:enhanced-geometry svg:viewBox="0 0 21600 21600" draw:type="rectangle" draw:enhanced-path="M 0 0 L 21600 0 21600 21600 0 21600 0 0 Z N"/>
          </draw:custom-shape>
          <draw:path draw:style-name="gr4" draw:text-style-name="P4" draw:layer="layout" svg:width="11.296cm" svg:height="3.605cm" svg:x="4.491cm" svg:y="4.399cm" svg:viewBox="0 0 11297 3606" svg:d="M1 1618h6000c3 0 6-1 9-3 2-1 5-4 6-6 2-3 3-6 3-9v-1600h5278v3606h-11297v-1989z">
            <text:p/>
          </draw:path>
        </draw:g>
        <draw:frame draw:style-name="gr18" draw:text-style-name="P5" draw:layer="layout" svg:width="2.485cm" svg:height="1.395cm" svg:x="2.158cm" svg:y="4.299cm">
          <draw:text-box>
            <text:p><text:span text:style-name="T9">C++</text:span><text:span text:style-name="T3"> code</text:span></text:p>
          </draw:text-box>
        </draw:frame>
        <draw:custom-shape draw:style-name="gr6" draw:text-style-name="P6" draw:layer="layout" svg:width="2.4cm" svg:height="1.3cm" svg:x="5.99cm" svg:y="7.0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7" draw:layer="layout" svg:width="0.8cm" svg:height="0.6cm" svg:x="6.789cm" svg:y="8.5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0.15cm" svg:height="0.064cm" svg:x="6.387cm" svg:y="12.1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7cm" svg:y="12.2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7cm" svg:y="12.3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7cm" svg:y="12.4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7cm" svg:y="12.5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7cm" svg:y="12.6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7cm" svg:y="12.7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7cm" svg:y="12.8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7cm" svg:y="12.9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7cm" svg:y="13.0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7cm" svg:y="13.1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7cm" svg:y="13.2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8cm" svg:y="12.1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8cm" svg:y="12.2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8cm" svg:y="12.3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8cm" svg:y="12.4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8cm" svg:y="12.5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8cm" svg:y="12.6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8cm" svg:y="12.7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8cm" svg:y="12.8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8cm" svg:y="12.9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8cm" svg:y="13.0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8cm" svg:y="13.1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8cm" svg:y="13.206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8" draw:text-style-name="P8" draw:layer="layout" svg:width="0.15cm" svg:height="0.064cm" draw:transform="rotate (-1.5707963267949) translate (7.756cm 11.9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656cm 11.9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556cm 11.9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456cm 11.9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356cm 11.9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256cm 11.9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156cm 11.9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056cm 11.9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6.956cm 11.9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6.856cm 11.9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6.756cm 11.9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6.656cm 11.922cm)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8" draw:text-style-name="P8" draw:layer="layout" svg:width="0.15cm" svg:height="0.064cm" draw:transform="rotate (-1.5707963267949) translate (7.756cm 13.3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656cm 13.3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556cm 13.3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456cm 13.3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356cm 13.3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256cm 13.3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156cm 13.3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056cm 13.3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6.956cm 13.3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6.856cm 13.3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6.756cm 13.3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6.656cm 13.32cm)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10" draw:layer="layout" svg:width="1.4cm" svg:height="1.372cm" svg:x="6.485cm" svg:y="12.01cm">
          <text:p text:style-name="P9"><text:span text:style-name="T4">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1" draw:layer="layout" svg:width="2.077cm" svg:height="1.052cm" svg:x="6.085cm" svg:y="3.117cm">
          <draw:text-box>
            <text:p><text:span text:style-name="T5">Run 1</text:span></text:p>
          </draw:text-box>
        </draw:frame>
        <draw:custom-shape draw:style-name="gr7" draw:text-style-name="P7" draw:layer="layout" svg:width="0.8cm" svg:height="0.6cm" svg:x="6.77cm" svg:y="6.1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0.15cm" svg:height="0.064cm" svg:x="6.381cm" svg:y="12.1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1cm" svg:y="12.2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1cm" svg:y="12.3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1cm" svg:y="12.4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1cm" svg:y="12.5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1cm" svg:y="12.6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1cm" svg:y="12.7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1cm" svg:y="12.8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1cm" svg:y="12.9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1cm" svg:y="13.0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1cm" svg:y="13.1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6.381cm" svg:y="13.2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2cm" svg:y="12.1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2cm" svg:y="12.2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2cm" svg:y="12.3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2cm" svg:y="12.4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2cm" svg:y="12.5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2cm" svg:y="12.6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2cm" svg:y="12.7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2cm" svg:y="12.8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2cm" svg:y="12.9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2cm" svg:y="13.0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2cm" svg:y="13.1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7.822cm" svg:y="13.207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8" draw:text-style-name="P8" draw:layer="layout" svg:width="0.15cm" svg:height="0.064cm" draw:transform="rotate (-1.5707963267949) translate (7.75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65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55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45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35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25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15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05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6.95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6.85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6.75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6.65cm 11.923cm)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8" draw:text-style-name="P8" draw:layer="layout" svg:width="0.15cm" svg:height="0.064cm" draw:transform="rotate (-1.5707963267949) translate (7.75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65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55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45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35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25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15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7.05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6.95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6.85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6.75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6.65cm 13.321cm)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10" draw:layer="layout" svg:width="1.4cm" svg:height="1.372cm" svg:x="6.479cm" svg:y="12.011cm">
          <text:p text:style-name="P9"><text:span text:style-name="T4">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11" draw:text-style-name="P12" draw:layer="layout" svg:width="2.453cm" svg:height="1.595cm" svg:x="5.936cm" svg:y="9.2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2" draw:text-style-name="P14" draw:layer="layout" svg:width="2.468cm" svg:height="1.233cm" svg:x="6.173cm" svg:y="7.355cm">
            <draw:text-box>
              <text:p text:style-name="P13"><text:span text:style-name="T6">Compiler</text:span></text:p>
            </draw:text-box>
          </draw:frame>
        </draw:g>
        <draw:custom-shape draw:style-name="gr7" draw:text-style-name="P7" draw:layer="layout" svg:width="0.8cm" svg:height="0.6cm" svg:x="6.77cm" svg:y="11.1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16" draw:layer="layout" svg:width="2.763cm" svg:height="1.233cm" svg:x="3.618cm" svg:y="12.107cm">
          <draw:text-box>
            <text:p text:style-name="P15"><text:span text:style-name="T7">CPU performs</text:span><text:span text:style-name="T7"><text:line-break/></text:span><text:span text:style-name="T7">calculations</text:span></text:p>
          </draw:text-box>
        </draw:frame>
        <draw:frame draw:style-name="gr19" draw:text-style-name="P16" draw:layer="layout" svg:width="4.033cm" svg:height="1.724cm" svg:x="2.051cm" svg:y="6.794cm">
          <draw:text-box>
            <text:p text:style-name="P15"><text:span text:style-name="T7">Compiles the code</text:span><text:span text:style-name="T7"><text:line-break/></text:span><text:span text:style-name="T7">by transforming code </text:span><text:span text:style-name="T7"><text:line-break/></text:span><text:span text:style-name="T7">into executable</text:span></text:p>
          </draw:text-box>
        </draw:frame>
        <draw:g draw:style-name="gr1">
          <draw:frame draw:style-name="gr2" draw:text-style-name="P2" draw:layer="layout" svg:width="8.799cm" svg:height="1.966cm" svg:x="12.328cm" svg:y="4.325cm">
            <draw:text-box>
              <text:p text:style-name="P1"><text:span text:style-name="T1">for (idx in range 1:5)</text:span></text:p>
              <text:p text:style-name="P1"><text:span text:style-name="T1">{</text:span></text:p>
              <text:p text:style-name="P1"><text:span text:style-name="T1"><text:s text:c="3"/></text:span><text:span text:style-name="T1">the.data.i ← read.table(file=file.names[idx])</text:span></text:p>
              <text:p text:style-name="P1"><text:span text:style-name="T1"><text:s text:c="3"/></text:span><text:span text:style-name="T1">first.values ← c(first.values,the.data.i[1,1])</text:span></text:p>
              <text:p text:style-name="P1"><text:span text:style-name="T1">}</text:span><text:span text:style-name="T1"><text:tab/></text:span></text:p>
            </draw:text-box>
          </draw:frame>
          <draw:custom-shape draw:style-name="gr3" draw:text-style-name="P3" draw:layer="layout" svg:width="6cm" svg:height="1.6cm" svg:x="12.391cm" svg:y="4.4cm">
            <text:p/>
            <draw:enhanced-geometry svg:viewBox="0 0 21600 21600" draw:type="rectangle" draw:enhanced-path="M 0 0 L 21600 0 21600 21600 0 21600 0 0 Z N"/>
          </draw:custom-shape>
          <draw:path draw:style-name="gr4" draw:text-style-name="P4" draw:layer="layout" svg:width="11.296cm" svg:height="3.605cm" svg:x="12.391cm" svg:y="4.4cm" svg:viewBox="0 0 11297 3606" svg:d="M1 1618h6000c3 0 6-1 9-3 2-1 5-4 6-6 2-3 3-6 3-9v-1600h5278v3606h-11297v-1989z">
            <text:p/>
          </draw:path>
        </draw:g>
        <draw:custom-shape draw:style-name="gr20" draw:text-style-name="P19" draw:layer="layout" svg:width="2.4cm" svg:height="1.3cm" svg:x="13.895cm" svg:y="7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" draw:text-style-name="P20" draw:layer="layout" svg:width="2.428cm" svg:height="0.742cm" svg:x="13.895cm" svg:y="7.401cm">
          <draw:text-box>
            <text:p><text:span text:style-name="T10">Interpreter</text:span></text:p>
          </draw:text-box>
        </draw:frame>
        <draw:custom-shape draw:style-name="gr7" draw:text-style-name="P7" draw:layer="layout" svg:width="0.8cm" svg:height="0.6cm" svg:x="14.689cm" svg:y="8.5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0.15cm" svg:height="0.064cm" svg:x="14.287cm" svg:y="12.1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7cm" svg:y="12.2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7cm" svg:y="12.3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7cm" svg:y="12.4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7cm" svg:y="12.5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7cm" svg:y="12.6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7cm" svg:y="12.7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7cm" svg:y="12.8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7cm" svg:y="12.9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7cm" svg:y="13.0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7cm" svg:y="13.1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7cm" svg:y="13.2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8cm" svg:y="12.1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8cm" svg:y="12.2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8cm" svg:y="12.3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8cm" svg:y="12.4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8cm" svg:y="12.5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8cm" svg:y="12.6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8cm" svg:y="12.7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8cm" svg:y="12.8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8cm" svg:y="12.9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8cm" svg:y="13.0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8cm" svg:y="13.1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8cm" svg:y="13.207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8" draw:text-style-name="P8" draw:layer="layout" svg:width="0.15cm" svg:height="0.064cm" draw:transform="rotate (-1.5707963267949) translate (15.656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556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456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356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256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156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056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956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856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756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656cm 11.92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556cm 11.923cm)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8" draw:text-style-name="P8" draw:layer="layout" svg:width="0.15cm" svg:height="0.064cm" draw:transform="rotate (-1.5707963267949) translate (15.656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556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456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356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256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156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056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956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856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756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656cm 13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556cm 13.321cm)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10" draw:layer="layout" svg:width="1.4cm" svg:height="1.372cm" svg:x="14.385cm" svg:y="12.011cm">
          <text:p text:style-name="P9"><text:span text:style-name="T4">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1" draw:layer="layout" svg:width="2.077cm" svg:height="1.052cm" svg:x="13.985cm" svg:y="3.118cm">
          <draw:text-box>
            <text:p><text:span text:style-name="T5">Run 2</text:span></text:p>
          </draw:text-box>
        </draw:frame>
        <draw:custom-shape draw:style-name="gr7" draw:text-style-name="P7" draw:layer="layout" svg:width="0.8cm" svg:height="0.6cm" svg:x="14.67cm" svg:y="6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layer="layout" svg:width="2.4cm" svg:height="1.3cm" svg:x="13.889cm" svg:y="7.0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" draw:text-style-name="P17" draw:layer="layout" svg:width="2.428cm" svg:height="0.742cm" svg:x="13.889cm" svg:y="7.402cm">
          <draw:text-box>
            <text:p><text:span text:style-name="T8">Interpreter</text:span></text:p>
          </draw:text-box>
        </draw:frame>
        <draw:custom-shape draw:style-name="gr8" draw:text-style-name="P8" draw:layer="layout" svg:width="0.15cm" svg:height="0.064cm" svg:x="14.281cm" svg:y="12.1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1cm" svg:y="12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1cm" svg:y="12.3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1cm" svg:y="12.4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1cm" svg:y="12.5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1cm" svg:y="12.6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1cm" svg:y="12.7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1cm" svg:y="12.8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1cm" svg:y="12.9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1cm" svg:y="13.0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1cm" svg:y="13.1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4.281cm" svg:y="13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2cm" svg:y="12.1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2cm" svg:y="12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2cm" svg:y="12.3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2cm" svg:y="12.4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2cm" svg:y="12.5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2cm" svg:y="12.6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2cm" svg:y="12.7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2cm" svg:y="12.8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2cm" svg:y="12.9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2cm" svg:y="13.0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2cm" svg:y="13.1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15cm" svg:height="0.064cm" svg:x="15.722cm" svg:y="13.208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8" draw:text-style-name="P8" draw:layer="layout" svg:width="0.15cm" svg:height="0.064cm" draw:transform="rotate (-1.5707963267949) translate (15.65cm 11.924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55cm 11.924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45cm 11.924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35cm 11.924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25cm 11.924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15cm 11.924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05cm 11.924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95cm 11.924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85cm 11.924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75cm 11.924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65cm 11.924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55cm 11.924cm)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8" draw:text-style-name="P8" draw:layer="layout" svg:width="0.15cm" svg:height="0.064cm" draw:transform="rotate (-1.5707963267949) translate (15.65cm 13.3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55cm 13.3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45cm 13.3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35cm 13.3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25cm 13.3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15cm 13.3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5.05cm 13.3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95cm 13.3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85cm 13.3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75cm 13.3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65cm 13.32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15cm" svg:height="0.064cm" draw:transform="rotate (-1.5707963267949) translate (14.55cm 13.322cm)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10" draw:layer="layout" svg:width="1.4cm" svg:height="1.372cm" svg:x="14.379cm" svg:y="12.012cm">
          <text:p text:style-name="P9"><text:span text:style-name="T4">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4" draw:layer="layout" svg:width="2.468cm" svg:height="1.233cm" svg:x="10.621cm" svg:y="11.572cm">
          <draw:text-box>
            <text:p text:style-name="P13"><text:span text:style-name="T6">Exe</text:span></text:p>
          </draw:text-box>
        </draw:frame>
        <draw:custom-shape draw:style-name="gr7" draw:text-style-name="P7" draw:layer="layout" svg:width="0.8cm" svg:height="0.6cm" svg:x="14.67cm" svg:y="11.1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2" draw:layer="layout" svg:width="2.453cm" svg:height="1.595cm" svg:x="9.652cm" svg:y="9.46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" draw:text-style-name="P21" draw:layer="layout" svg:width="2.453cm" svg:height="0.717cm" svg:x="9.841cm" svg:y="6.902cm">
          <draw:text-box>
            <text:p text:style-name="P13"><text:span text:style-name="T6">Executable</text:span></text:p>
          </draw:text-box>
        </draw:frame>
        <draw:custom-shape draw:style-name="gr11" draw:text-style-name="P12" draw:layer="layout" svg:width="2.453cm" svg:height="1.595cm" svg:x="13.836cm" svg:y="9.28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2" draw:text-style-name="P21" draw:layer="layout" svg:width="2.394cm" svg:height="1.183cm" svg:x="13.895cm" svg:y="9.662cm">
          <draw:text-box>
            <text:p text:style-name="P13"><text:span text:style-name="T6">Executable</text:span></text:p>
            <text:p text:style-name="P13"><text:span text:style-name="T6">kur</text:span></text:p>
          </draw:text-box>
        </draw:frame>
        <draw:custom-shape draw:style-name="gr11" draw:text-style-name="P12" draw:layer="layout" svg:width="2.453cm" svg:height="1.595cm" svg:x="11.728cm" svg:y="14.3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xi Mono" svg:font-family="'Luxi Mono'" style:font-pitch="fixed"/>
    <style:font-face style:name="Luxi Mono1" svg:font-family="'Luxi Mon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am Kuijper</meta:initial-creator>
    <meta:creation-date>2023-08-30T15:19:55.521705781</meta:creation-date>
    <dc:date>2023-09-01T13:16:50.698157733</dc:date>
    <meta:editing-duration>PT17H5M2S</meta:editing-duration>
    <meta:editing-cycles>29</meta:editing-cycles>
    <meta:generator>LibreOffice/7.6.0.3$MacOSX_AARCH64 LibreOffice_project/69edd8b8ebc41d00b4de3915dc82f8f0fc3b6265</meta:generator>
    <meta:document-statistic meta:object-count="495"/>
  </office:meta>
</office:document-meta>
</file>